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99ff99" draw:textarea-vertical-align="middle"/>
    </style:style>
    <style:style style:name="gr3" style:family="graphic" style:parent-style-name="standard">
      <style:graphic-properties draw:fill-color="#ffff66" draw:textarea-vertical-align="middle"/>
    </style:style>
    <style:style style:name="gr4" style:family="graphic" style:parent-style-name="objectwithoutfill">
      <style:graphic-properties draw:stroke="dash" draw:stroke-dash="Fine_20_Dashed"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opacity="85%" draw:fill-color="#ff6600" draw:textarea-vertical-align="middle"/>
    </style:style>
    <style:style style:name="gr8" style:family="graphic" style:parent-style-name="objectwithoutfill">
      <style:graphic-properties draw:stroke="dash" draw:stroke-dash="Fine_20_Dashed" draw:marker-end="Line_20_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stroke-dash="Fine_20_Dashed"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start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1" draw:id="id1" draw:layer="layout" svg:width="6.6cm" svg:height="5.8cm" svg:x="13.1cm" svg:y="11.1cm">
          <text:p text:style-name="P1"><text:span text:style-name="T1">EnemyController</text:span></text:p>
          <text:p text:style-name="P2">+health:int</text:p>
          <text:p text:style-name="P2">+Range:float</text:p>
          <text:p text:style-name="P2">+BulletDamage:int</text:p>
          <text:p text:style-name="P2">+SlipDamage:int</text:p>
          <text:p text:style-name="P2"/>
          <text:p text:style-name="P1"/>
        </draw:rect>
        <draw:rect draw:style-name="gr2" draw:text-style-name="P1" xml:id="id3" draw:id="id3" draw:layer="layout" svg:width="7.3cm" svg:height="5.8cm" svg:x="2.2cm" svg:y="12cm">
          <text:p text:style-name="P1"><text:span text:style-name="T1">EnemyDataController</text:span></text:p>
          <text:p text:style-name="P2">+GetEnemyHealth()</text:p>
          <text:p text:style-name="P2">+GetBulletDamage()</text:p>
          <text:p text:style-name="P2">+GetSlipDamage()</text:p>
          <text:p text:style-name="P2">+GetRange()</text:p>
          <text:p text:style-name="P2"/>
        </draw:rect>
        <draw:rect draw:style-name="gr3" draw:text-style-name="P1" xml:id="id5" draw:id="id5" draw:layer="layout" svg:width="8.8cm" svg:height="7.7cm" svg:x="3.1cm" svg:y="1.4cm">
          <text:p text:style-name="P3"><text:span text:style-name="T2">&lt;&lt;Interface&gt;&gt;</text:span></text:p>
          <text:p text:style-name="P3"><text:span text:style-name="T1">IenemyDataController</text:span></text:p>
          <text:p text:style-name="P4">-GetEnemyHealth()</text:p>
          <text:p text:style-name="P4">-GetBulletDamage()</text:p>
          <text:p text:style-name="P4">-GetSlipDamage()</text:p>
          <text:p text:style-name="P4">-GetRange()</text:p>
          <text:p text:style-name="P4">-FormatEnemyHealth()</text:p>
          <text:p text:style-name="P4">-FormatBulletDamage()</text:p>
          <text:p text:style-name="P4">-FormatSlipDamage()</text:p>
          <text:p text:style-name="P4">-FormatRange()</text:p>
          <text:p text:style-name="P1"/>
        </draw:rect>
        <draw:connector draw:style-name="gr4" draw:text-style-name="P1" draw:layer="layout" svg:x1="16.4cm" svg:y1="11.1cm" svg:x2="7.55cm" svg:y2="10cm" draw:start-shape="id1" draw:start-glue-point="0" draw:end-shape="id2" draw:end-glue-point="7" svg:d="m16400 11100v-549h-8850v-551">
          <text:p/>
        </draw:connector>
        <draw:connector draw:style-name="gr5" draw:text-style-name="P1" draw:layer="layout" svg:x1="9.5cm" svg:y1="14.9cm" svg:x2="13.1cm" svg:y2="14cm" draw:start-shape="id3" draw:start-glue-point="1" draw:end-shape="id1" draw:end-glue-point="3" svg:d="m9500 14900h1800v-900h1800">
          <text:p/>
        </draw:connector>
        <draw:frame draw:style-name="gr6" draw:layer="layout" svg:width="1.84cm" svg:height="0.963cm" svg:x="10.2cm" svg:y="12.6cm">
          <draw:text-box>
            <text:p>uses</text:p>
          </draw:text-box>
        </draw:frame>
        <draw:rect draw:style-name="gr7" draw:text-style-name="P5" xml:id="id4" draw:id="id4" draw:layer="layout" svg:width="5.6cm" svg:height="3.7cm" svg:x="22.6cm" svg:y="2cm">
          <text:p text:style-name="P1"><text:span text:style-name="T1">EnemyDataTest</text:span></text:p>
          <text:p text:style-name="P1"><text:span text:style-name="T2">Conformance Test</text:span></text:p>
          <text:p text:style-name="P1"><text:span text:style-name="T2">Cardinarity Test</text:span></text:p>
          <text:p text:style-name="P1"><text:span text:style-name="T2"/></text:p>
        </draw:rect>
        <draw:connector draw:style-name="gr8" draw:text-style-name="P1" draw:layer="layout" svg:x1="22.6cm" svg:y1="3.85cm" svg:x2="11.9cm" svg:y2="5.25cm" draw:start-shape="id4" draw:start-glue-point="3" draw:end-shape="id5" svg:d="m22600 3850h-5350v1400h-5350">
          <text:p/>
        </draw:connector>
        <draw:frame draw:style-name="gr6" draw:layer="layout" svg:width="1.84cm" svg:height="0.963cm" svg:x="19.8cm" svg:y="4.737cm">
          <draw:text-box>
            <text:p>uses</text:p>
          </draw:text-box>
        </draw:frame>
        <draw:connector draw:style-name="gr8" draw:text-style-name="P1" draw:layer="layout" draw:line-skew="1.399cm" svg:x1="25.4cm" svg:y1="5.7cm" svg:x2="5.85cm" svg:y2="17.8cm" draw:start-shape="id4" draw:start-glue-point="2" draw:end-shape="id3" draw:end-glue-point="2" svg:d="m25400 5700v14000h-19550v-1900">
          <text:p/>
        </draw:connector>
        <draw:frame draw:style-name="gr6" draw:layer="layout" svg:width="1.84cm" svg:height="0.963cm" svg:x="25.86cm" svg:y="6.337cm">
          <draw:text-box>
            <text:p>uses</text:p>
          </draw:text-box>
        </draw:frame>
        <draw:custom-shape draw:style-name="gr9" draw:text-style-name="P1" xml:id="id2" draw:id="id2" draw:layer="layout" svg:width="1.1cm" svg:height="1.1cm" svg:x="7cm" svg:y="8.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6" draw:layer="layout" svg:width="5.8cm" svg:height="1.1cm" svg:x="18.3cm" svg:y="7.4cm">
          <text:p text:style-name="P1"><text:span text:style-name="T3">MonoBehaviour</text:span></text:p>
        </draw:rect>
        <draw:custom-shape draw:style-name="gr9" draw:text-style-name="P1" xml:id="id6" draw:id="id6" draw:layer="layout" svg:width="1.1cm" svg:height="1.1cm" svg:x="20.9cm" svg:y="8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draw:layer="layout" svg:x1="21.45cm" svg:y1="9.7cm" svg:x2="19.7cm" svg:y2="14cm" draw:start-shape="id6" draw:start-glue-point="7" draw:end-shape="id1" draw:end-glue-point="1" svg:d="m21450 9700v4300h-1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9T18:08:58.82</meta:creation-date>
    <dc:date>2014-12-14T15:29:27.86</dc:date>
    <meta:editing-duration>PT2H22M40S</meta:editing-duration>
    <meta:editing-cycles>3</meta:editing-cycles>
    <meta:generator>OpenOffice/4.0.1$Win32 OpenOffice.org_project/401m5$Build-9714</meta:generator>
    <meta:document-statistic meta:object-count="15"/>
  </office:meta>
</office:document-meta>
</file>